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ato" officeooo:rsid="0011637c" officeooo:paragraph-rsid="0011637c"/>
    </style:style>
    <style:style style:name="P2" style:family="paragraph" style:parent-style-name="Standard">
      <style:text-properties style:font-name="Lato" fo:font-weight="bold" officeooo:rsid="0011637c" officeooo:paragraph-rsid="0011637c" style:font-weight-asian="bold" style:font-weight-complex="bold"/>
    </style:style>
    <style:style style:name="P3" style:family="paragraph" style:parent-style-name="Standard">
      <style:paragraph-properties fo:text-align="center" style:justify-single-word="false"/>
      <style:text-properties style:font-name="Lato" fo:font-weight="bold" officeooo:rsid="0011637c" officeooo:paragraph-rsid="0011637c" style:font-weight-asian="bold" style:font-weight-complex="bold"/>
    </style:style>
    <style:style style:name="P4" style:family="paragraph" style:parent-style-name="Standard">
      <style:paragraph-properties fo:text-align="justify" style:justify-single-word="false"/>
      <style:text-properties style:font-name="Lato" fo:font-weight="normal" officeooo:rsid="0011b1f6" officeooo:paragraph-rsid="0011b1f6" style:font-weight-asian="normal" style:font-weight-complex="normal"/>
    </style:style>
    <style:style style:name="P5" style:family="paragraph" style:parent-style-name="Standard">
      <style:paragraph-properties fo:text-align="justify" style:justify-single-word="false"/>
      <style:text-properties style:font-name="Lato" fo:font-weight="normal" officeooo:rsid="00123072" officeooo:paragraph-rsid="00123072" style:font-weight-asian="normal" style:font-weight-complex="normal"/>
    </style:style>
    <style:style style:name="P6" style:family="paragraph" style:parent-style-name="Standard">
      <style:paragraph-properties fo:text-align="justify" style:justify-single-word="false"/>
      <style:text-properties style:font-name="Lato" fo:font-weight="normal" officeooo:rsid="0015d96d" officeooo:paragraph-rsid="0015d96d" style:font-weight-asian="normal" style:font-weight-complex="normal"/>
    </style:style>
    <style:style style:name="P7" style:family="paragraph" style:parent-style-name="Standard">
      <style:paragraph-properties fo:text-align="justify" style:justify-single-word="false"/>
      <style:text-properties style:font-name="Lato" fo:font-weight="normal" officeooo:rsid="00173a10" officeooo:paragraph-rsid="00173a10" style:font-weight-asian="normal" style:font-weight-complex="normal"/>
    </style:style>
    <style:style style:name="P8" style:family="paragraph" style:parent-style-name="Standard">
      <style:paragraph-properties fo:text-align="justify" style:justify-single-word="false"/>
      <style:text-properties style:font-name="Lato" officeooo:rsid="001855d9" officeooo:paragraph-rsid="001855d9"/>
    </style:style>
    <style:style style:name="P9" style:family="paragraph" style:parent-style-name="Standard">
      <style:paragraph-properties fo:text-align="justify" style:justify-single-word="false"/>
      <style:text-properties style:font-name="Courier" fo:font-size="10pt" officeooo:rsid="0011b1f6" officeooo:paragraph-rsid="0011b1f6" style:font-size-asian="10pt" style:font-size-complex="10pt"/>
    </style:style>
    <style:style style:name="P10" style:family="paragraph" style:parent-style-name="Standard">
      <style:paragraph-properties fo:background-color="#dddddd">
        <style:background-image/>
      </style:paragraph-properties>
      <style:text-properties fo:color="#006600" style:font-name="Courier" fo:font-size="10pt" officeooo:rsid="0011637c" officeooo:paragraph-rsid="0011b1f6" fo:background-color="transparent" style:font-size-asian="10pt" style:font-size-complex="10pt"/>
    </style:style>
    <style:style style:name="P11" style:family="paragraph" style:parent-style-name="Standard">
      <style:paragraph-properties fo:background-color="#dddddd">
        <style:background-image/>
      </style:paragraph-properties>
      <style:text-properties fo:color="#006600" style:font-name="Courier" fo:font-size="10pt" officeooo:rsid="0011b1f6" officeooo:paragraph-rsid="0011b1f6" style:font-size-asian="10pt" style:font-size-complex="10pt"/>
    </style:style>
    <style:style style:name="P12" style:family="paragraph" style:parent-style-name="Standard">
      <style:paragraph-properties fo:background-color="#dddddd">
        <style:background-image/>
      </style:paragraph-properties>
      <style:text-properties style:font-name="Courier" fo:font-size="10pt" officeooo:rsid="0011637c" officeooo:paragraph-rsid="0011b1f6" fo:background-color="transparent" style:font-size-asian="10pt" style:font-size-complex="10pt"/>
    </style:style>
    <style:style style:name="P13" style:family="paragraph" style:parent-style-name="Standard">
      <style:paragraph-properties fo:background-color="#dddddd">
        <style:background-image/>
      </style:paragraph-properties>
      <style:text-properties style:font-name="Courier" fo:font-size="10pt" officeooo:rsid="0011b1f6" officeooo:paragraph-rsid="0011b1f6" style:font-size-asian="10pt" style:font-size-complex="10pt"/>
    </style:style>
    <style:style style:name="P14" style:family="paragraph" style:parent-style-name="Standard">
      <style:paragraph-properties fo:text-align="justify" style:justify-single-word="false" fo:background-color="#dddddd">
        <style:background-image/>
      </style:paragraph-properties>
      <style:text-properties style:font-name="Courier" fo:font-size="10pt" officeooo:rsid="0011b1f6" officeooo:paragraph-rsid="0011b1f6" style:font-size-asian="10pt" style:font-size-complex="10pt"/>
    </style:style>
    <style:style style:name="P15" style:family="paragraph" style:parent-style-name="Standard">
      <style:paragraph-properties fo:text-align="justify" style:justify-single-word="false" fo:background-color="#dddddd">
        <style:background-image/>
      </style:paragraph-properties>
      <style:text-properties style:font-name="Courier" fo:font-size="10pt" officeooo:rsid="0011b1f6" officeooo:paragraph-rsid="00123072" style:font-size-asian="10pt" style:font-size-complex="10pt"/>
    </style:style>
    <style:style style:name="P16" style:family="paragraph" style:parent-style-name="Standard">
      <style:paragraph-properties fo:text-align="justify" style:justify-single-word="false" fo:background-color="#dddddd">
        <style:background-image/>
      </style:paragraph-properties>
      <style:text-properties style:font-name="Courier" fo:font-size="10pt" fo:font-weight="normal" officeooo:rsid="0011637c" officeooo:paragraph-rsid="0011b1f6" fo:background-color="transparent" style:font-size-asian="10pt" style:font-weight-asian="normal" style:font-size-complex="10pt" style:font-weight-complex="normal"/>
    </style:style>
    <style:style style:name="P17" style:family="paragraph" style:parent-style-name="Standard">
      <style:paragraph-properties fo:text-align="justify" style:justify-single-word="false" fo:background-color="#dddddd">
        <style:background-image/>
      </style:paragraph-properties>
      <style:text-properties style:font-name="Courier" fo:font-size="10pt" fo:font-weight="normal" officeooo:rsid="0011b1f6" officeooo:paragraph-rsid="0011b1f6" style:font-size-asian="10pt" style:font-weight-asian="normal" style:font-size-complex="10pt" style:font-weight-complex="normal"/>
    </style:style>
    <style:style style:name="P18" style:family="paragraph" style:parent-style-name="Standard">
      <style:paragraph-properties fo:text-align="justify" style:justify-single-word="false" fo:background-color="transparent">
        <style:background-image/>
      </style:paragraph-properties>
      <style:text-properties style:font-name="Lato" fo:font-size="12pt" officeooo:rsid="0011b1f6" officeooo:paragraph-rsid="0011b1f6" style:font-size-asian="12pt" style:font-size-complex="12pt"/>
    </style:style>
    <style:style style:name="P19" style:family="paragraph" style:parent-style-name="Standard">
      <style:paragraph-properties fo:text-align="justify" style:justify-single-word="false" fo:background-color="transparent">
        <style:background-image/>
      </style:paragraph-properties>
      <style:text-properties style:font-name="Lato" fo:font-size="12pt" officeooo:rsid="001b447f" officeooo:paragraph-rsid="001b447f" style:font-size-asian="12pt" style:font-size-complex="12pt"/>
    </style:style>
    <style:style style:name="P20" style:family="paragraph" style:parent-style-name="Standard">
      <style:paragraph-properties fo:text-align="center" style:justify-single-word="false" fo:background-color="transparent">
        <style:background-image/>
      </style:paragraph-properties>
      <style:text-properties style:font-name="Lato" fo:font-size="12pt" fo:font-weight="bold" officeooo:rsid="001b447f" officeooo:paragraph-rsid="001b447f" style:font-size-asian="12pt" style:font-weight-asian="bold" style:font-size-complex="12pt" style:font-weight-complex="bold"/>
    </style:style>
    <style:style style:name="T1" style:family="text">
      <style:text-properties officeooo:rsid="0011b1f6"/>
    </style:style>
    <style:style style:name="T2" style:family="text">
      <style:text-properties fo:font-weight="normal" style:font-weight-asian="normal" style:font-weight-complex="normal"/>
    </style:style>
    <style:style style:name="T3" style:family="text">
      <style:text-properties fo:font-weight="normal" officeooo:rsid="00141dfb" style:font-weight-asian="normal" style:font-weight-complex="normal"/>
    </style:style>
    <style:style style:name="T4" style:family="text">
      <style:text-properties officeooo:rsid="0015e75a"/>
    </style:style>
    <style:style style:name="T5" style:family="text">
      <style:text-properties officeooo:rsid="001855d9"/>
    </style:style>
    <style:style style:name="T6" style:family="text">
      <style:text-properties officeooo:rsid="00191c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 commentaires <text:span text:style-name="T5">sont primordiaux dans un programme</text:span></text:p>
      <text:p text:style-name="P1"/>
      <text:p text:style-name="P8">Les commentaires de codes sont important pour la lisibilite du code. Il est tout de meme evident que la lisibilite d'un code depend alors du commentaire qui le decrit. Sur ce point, un commentaire ligne qui explique l'utilite de la ligne suivante devient alors inutile. Il devrait etre remplacer par un commentaire expliquant la maniere de raisonner de son auteur, le processus de la fonction et l'utilite de chaque etape de l'algorithme.</text:p>
      <text:p text:style-name="P8"/>
      <text:p text:style-name="P8">Il est alors essentielle de faire maintenir les commentaires comme on maintient le code. <text:span text:style-name="T6">Pour toujours avoir des commentaires a jour par rapport aux modifications effectuees dans l'algorithme de la fonction. Une simplification extreme serait de dire que les commentaires lignes sont a bannir.</text:span></text:p>
      <text:p text:style-name="P1"/>
      <text:p text:style-name="P3">Les commentaires sont une marque de faiblesse du developpeur</text:p>
      <text:p text:style-name="P2"/>
      <text:p text:style-name="P4">Un commentaire decrit l'incapacite d'un developpeur a ecrire un code clair et comprehensible. Pour remplacer un commentaire, plusieurs actions sont possibles : renommer une variable pour la rendre plus explicite, ajouter une etape supplementaire (fonction ou procedure) pour clarifier une portion de code.</text:p>
      <text:p text:style-name="P4"/>
      <text:p text:style-name="P6">Au final, les commentaires disparaissent par l'ajout de fonctions internes qui simplifie la comprehension en devenant tres explicite. <text:span text:style-name="T4">Un code perd son format d'algorithme pour ressembler davantage a un protocole ou chaque etape est une fonction.</text:span></text:p>
      <text:p text:style-name="P6"/>
      <text:p text:style-name="P7">Le code devient plus facilement maintenable car il n'est plus necessaire de faire attention aux commentaires en faisant evoluer le code.</text:p>
      <text:p text:style-name="P4"/>
      <text:p text:style-name="P5">Changement de nom de variable</text:p>
      <text:p text:style-name="P10">// <text:span text:style-name="T1">check if the path is valid</text:span></text:p>
      <text:p text:style-name="P12">if( <text:span text:style-name="T1">path</text:span> != null )</text:p>
      <text:p text:style-name="P12">{</text:p>
      <text:p text:style-name="P12"/>
      <text:p text:style-name="P16">}</text:p>
      <text:p text:style-name="P4"/>
      <text:p text:style-name="P13">if( validPath != null )</text:p>
      <text:p text:style-name="P13">{</text:p>
      <text:p text:style-name="P13"/>
      <text:p text:style-name="P17">}</text:p>
      <text:p text:style-name="P4"/>
      <text:p text:style-name="P5">Ajout d'une etape</text:p>
      <text:p text:style-name="P11">// avoid last slash</text:p>
      <text:p text:style-name="P13">if( path.find_last_of( '/' ) == path.length() - 1 )</text:p>
      <text:p text:style-name="P13">{</text:p>
      <text:p text:style-name="P13"><text:tab/>path = path.substr( 0, path.length() - 1 ) ;</text:p>
      <text:p text:style-name="P14"><text:span text:style-name="T2">}</text:span></text:p>
      <text:p text:style-name="P9"/>
      <text:p text:style-name="P14"><text:span text:style-name="T2">bool ends_with_slash = </text:span><text:span text:style-name="T3">last_character_is_slash( path )</text:span><text:span text:style-name="T2"> ;</text:span></text:p>
      <text:p text:style-name="P14"><text:span text:style-name="T2">if( ends_with_slash == true )</text:span></text:p>
      <text:p text:style-name="P14"><text:span text:style-name="T2">{</text:span></text:p>
      <text:p text:style-name="P15"><text:tab/>path = path.substr( 0, path.length() - 1 ) ;</text:p>
      <text:p text:style-name="P14"><text:soft-page-break/><text:span text:style-name="T2">}</text:span></text:p>
      <text:p text:style-name="P18"/>
      <text:p text:style-name="P20">Aucun commentaires</text:p>
      <text:p text:style-name="P18"/>
      <text:p text:style-name="P19">Avantage :</text:p>
      <text:p text:style-name="P19"/>
      <text:p text:style-name="P19">- moins de chose a maintenir (seulement du code)</text:p>
      <text:p text:style-name="P19">- des fonctions sous forme de recette de cuisine</text:p>
      <text:p text:style-name="P19">- </text:p>
      <text:p text:style-name="P19"/>
      <text:p text:style-name="P19">Desavantage :</text:p>
      <text:p text:style-name="P19"/>
      <text:p text:style-name="P19">- peu adapte au travail d'equipe (a mon avis)</text:p>
      <text:p text:style-name="P19">- un code clair pour moi l'est-il pour un autre (code clair universel ?)</text:p>
      <text:p text:style-name="P19">- </text:p>
      <text:p text:style-name="P1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0:38:39.650893651</meta:creation-date>
    <meta:generator>LibreOffice/4.3.3.2$Linux_X86_64 LibreOffice_project/430m0$Build-2</meta:generator>
    <dc:date>2016-10-12T13:29:53.592431530</dc:date>
    <meta:editing-duration>PT2H51M8S</meta:editing-duration>
    <meta:editing-cycles>11</meta:editing-cycles>
    <meta:document-statistic meta:table-count="0" meta:image-count="0" meta:object-count="0" meta:page-count="2" meta:paragraph-count="35" meta:word-count="357" meta:character-count="2154" meta:non-whitespace-character-count="1828"/>
  </office:meta>
</office:document-meta>
</file>